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2">
      <style:text-properties fo:language="en" fo:country="US"/>
    </style:style>
    <style:style style:name="P145" style:family="paragraph" style:parent-style-name="Heading_20_2">
      <style:paragraph-properties fo:text-align="justify" style:justify-single-word="false"/>
    </style:style>
    <style:style style:name="P146" style:family="paragraph" style:parent-style-name="Heading_20_3">
      <style:text-properties fo:language="ru" fo:country="RU"/>
    </style:style>
    <style:style style:name="P14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fo:font-weight="normal" fo:background-color="transparent" style:font-weight-asian="normal" style:font-weight-complex="normal" loext:char-shading-value="0"/>
    </style:style>
    <style:style style:name="T57" style:family="text">
      <style:text-properties style:text-line-through-style="solid" fo:font-weight="bold" style:font-weight-asian="bold" style:font-weight-complex="bold"/>
    </style:style>
    <style:style style:name="T58" style:family="text">
      <style:text-properties fo:language="uk" fo:country="UA"/>
    </style:style>
    <style:style style:name="T59" style:family="text">
      <style:text-properties fo:language="uk" fo:country="UA" fo:font-style="italic" style:font-style-asian="italic" style:font-style-complex="italic"/>
    </style:style>
    <style:style style:name="T60" style:family="text">
      <style:text-properties fo:language="uk" fo:country="UA" fo:font-weight="bold" style:font-weight-asian="bold" style:font-weight-complex="bold"/>
    </style:style>
    <style:style style:name="T61" style:family="text">
      <style:text-properties style:text-underline-style="none"/>
    </style:style>
    <style:style style:name="T62" style:family="text">
      <style:text-properties style:text-rotation-angle="90" style:text-rotation-scale="line-height"/>
    </style:style>
    <style:style style:name="T63" style:family="text">
      <style:text-properties style:text-rotation-angle="270" style:text-rotation-scale="line-height"/>
    </style:style>
    <style:style style:name="T64" style:family="text">
      <style:text-properties style:text-position="sub 58%" style:font-size-asian="10.5pt"/>
    </style:style>
    <style:style style:name="T65" style:family="text">
      <style:text-properties style:font-name="Symbol" style:font-name-asian="Symbol" style:font-name-complex="Symbol"/>
    </style:style>
    <style:style style:name="T66" style:family="text">
      <style:text-properties style:font-name="Liberation Serif1" style:font-name-asian="Symbol" style:font-name-complex="Symbol"/>
    </style:style>
    <style:style style:name="T67" style:family="text">
      <style:text-properties style:font-name="Courier New CYR"/>
    </style:style>
    <style:style style:name="T68" style:family="text">
      <style:text-properties style:font-name="Courier New CYR" fo:language="en" fo:country="US"/>
    </style:style>
    <style:style style:name="T69" style:family="text">
      <style:text-properties fo:font-size="14pt" fo:language="en" fo:country="US" fo:font-weight="bold" style:font-size-asian="14pt" style:font-weight-asian="bold" style:font-size-complex="14pt" style:font-weight-complex="bold"/>
    </style:style>
    <style:style style:name="T70" style:family="text">
      <style:text-properties fo:font-size="14pt" fo:font-weight="bold" style:font-size-asian="14pt" style:font-weight-asian="bold" style:font-size-complex="14pt" style:font-weight-complex="bold"/>
    </style:style>
    <style:style style:name="T71" style:family="text">
      <style:text-properties fo:font-size="9pt" style:font-size-asian="9pt" style:font-size-complex="9pt"/>
    </style:style>
    <style:style style:name="T7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2"/>
      <text:h text:style-name="P14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4"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4"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4390662849006337987"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8">Прижав </text:span>уши к голове, <text:span text:style-name="T58">она дала</text:span> задний ход <text:span text:style-name="T58">и </text:span>выкарабкалась обратно. Окинув библиотеку отчаянным взглядом, <text:span text:style-name="T58">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1">Тумбочка.</text:span> Листок… <text:span text:style-name="T71">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2">Всё пошло не так. Не могу уловить точку концентрации. Сила приложена к чему-то большему, чем лист бумаги. К чему-то неизмеримо большему. </text:span><text:span text:style-name="T71">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2">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8">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8">любви</text:span> начинаешь понимать только тогда, когда <text:span text:style-name="T58">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4"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8">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8">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ья остались в прошлом,</text:p><text:p text:style-name="P138">Пустота пришла в мой 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1">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7">302 пони</text:span><text:span text:style-name="T23">.</text:span></text:p>
      <text:p text:style-name="P50"><text:span text:style-name="T57">250 пони</text:span><text:span text:style-name="T23">.</text:span></text:p>
      <text:p text:style-name="P50"><text:span text:style-name="T57">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9">так её </text:span><text:span text:style-name="T3">разэтак</text:span><text:span text:style-name="T59">,</text:span><text:span text:style-name="T19"> магия!</text:span></text:p>
      <text:p text:style-name="P142"/>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7">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7">302 пони</text:span><text:span text:style-name="T23">.</text:span></text:p>
      <text:p text:style-name="P50"><text:span text:style-name="T57">250 пони</text:span><text:span text:style-name="T23">.</text:span></text:p>
      <text:p text:style-name="P50"><text:span text:style-name="T57">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8">И товары</text:span> вовсе<text:span text:style-name="T58"> не </text:span>бесплатные<text:span text:style-name="T58">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8">Оно п</text:span>овсюду. <text:span text:style-name="T5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8">А т</text:span>ы вставать не хотел! Я очень-очень испугалась. <text:span text:style-name="T58">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8">матюков мне</text:span> удалось замазать самые большие щели. За тестовый<text:span text:style-name="T58"> </text:span>получасовый заплыв<text:span text:style-name="T58">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8">н жил с пони! И они </text:span>офигенски <text:span text:style-name="T58">любили друг друга! И у них </text:span>был<text:span text:style-name="T58"> </text:span>офигенский <text:span text:style-name="T58">секс! </text:span>И это было круто!<text:span text:style-name="T58">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8">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8">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0">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8"> </text:span>покои Луны<text:span text:style-name="T58"> </text:span>через открытые балконные двери<text:span text:style-name="T5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8">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oft-page-break/><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8">Допустим, кот бессмертен. Также допустим, что кот з</text:span>аколдован<text:span text:style-name="T58"> </text:span>отложенным <text:span text:style-name="T58">заклятие</text:span>м<text:span text:style-name="T58"> Стирания, которое сработает, если кто-то откроет ящик</text:span>. <text:span text:style-name="T58">То есть, п</text:span>ри открытии<text:span text:style-name="T58"> ящик</text:span>а<text:span text:style-name="T58"> кот исчезнет из </text:span>бытия<text:span text:style-name="T58">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5" text:note-class="footnote"><text:note-citation>15</text:note-citation><text:note-body><text:p text:style-name="P137">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text:span text:style-name="T11">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text:span><text:span text:style-name="T55">угаснешь</text:span><text:span text:style-name="T55">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text:span><text:span text:style-name="T55">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text:span><text:span text:style-name="T55">ТОМ</text:span><text:span text:style-name="T55">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5"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6" text:note-class="footnote"><text:note-citation>16</text:note-citation><text:note-body><text:p text:style-name="P137">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3">д</text:span>ЕсЬ БЫл <text:span text:style-name="T64">д</text:span>ИскОр<text:span text:style-name="T62">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5"></text:span><text:span text:style-name="T66">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7">Зафиксирована опасная ситуация. Сознание пациента </text:span><text:span text:style-name="T68">&lt;</text:span><text:span text:style-name="T67">Селестия</text:span><text:span text:style-name="T68">&gt;</text:span><text:span text:style-name="T67"> не регистрируется. Активируется протокол экстренной эвакуации пациента </text:span><text:span text:style-name="T68">&lt;</text:span><text:span text:style-name="T67">Селестия</text:span><text:span text:style-name="T68">&gt;</text:span><text:span text:style-name="T67"> к супервизору </text:span><text:span text:style-name="T68">&lt;</text:span><text:span text:style-name="T67">Луна</text:span><text:span text:style-name="T68">&gt;</text:span><text:span text:style-name="T67">.</text:span></text:p>
      <text:p text:style-name="P148"/>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8">трид</text:span><text:span text:style-name="T1">цать лет, если его сменят через </text:span><text:span text:style-name="T58">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text:soft-page-break/>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text:soft-page-break/>–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text:soft-page-break/></text:p>
      <text:p text:style-name="P48">***</text:p>
      <text:p text:style-name="P26"/>
      <text:p text:style-name="P35"><text:span text:style-name="T1">«Королева Лорен» жалобно потрескивала, опираясь </text:span><text:span text:style-name="T58">задней осью </text:span><text:span text:style-name="T1">на табуретку. Я прилаживал ей новое колесо взамен <text:s/>утраченного. </text:span><text:span text:style-name="T58">Ещ</text:span><text:span text:style-name="T1">ё</text:span><text:span text:style-name="T58"> </text:span><text:span text:style-name="T1">немного, и будет как новенькая! В дворцовом гараже среди кучи хлама таки нашлось лопнувшее колесо, которое </text:span><text:span text:style-name="T58">мне удалось</text:span><text:span text:style-name="T1"> починить — о</text:span><text:span text:style-name="T58">бучение у</text:span><text:span text:style-name="T1"> Норфа не </text:span><text:span text:style-name="T58">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8">на </text:span><text:span text:style-name="T1">корпус</text:span><text:span text:style-name="T58">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8">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text:soft-page-break/></text:p>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8">о всём мире остались только м</text:span>ы<text:span text:style-name="T58">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text:soft-page-break/>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text:soft-page-break/>–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text:soft-page-break/>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text:soft-page-break/>–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8">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8">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text:soft-page-break/>–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text:soft-page-break/>–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8">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8">А ч</text:span>то случилось с кракеном?</text:p>
      <text:p text:style-name="P52">– Он провалился в <text:span text:style-name="T58">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text:soft-page-break/>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text:soft-page-break/>–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text:soft-page-break/>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text:soft-page-break/>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6"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text:span><text:soft-page-break/><text:span text:style-name="T54">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text:soft-page-break/></text:p>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soft-page-break/>…</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8">кликнул по ним правой кнопкой </text:span><text:span text:style-name="T1">мыши</text:span><text:span text:style-name="T58"> и </text:span><text:span text:style-name="T1">выбрал</text:span><text:span text:style-name="T58">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text:soft-page-break/>…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text:soft-page-break/>–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text:soft-page-break/>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text:soft-page-break/>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text:soft-page-break/>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text:soft-page-break/></text:p>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text:soft-page-break/>–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soft-page-break/>…</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text:soft-page-break/>–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text:soft-page-break/>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text:soft-page-break/>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text:soft-page-break/></text:p>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text:soft-page-break/>–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text:soft-page-break/>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4"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oft-page-break/><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text:soft-page-break/>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8">А если не </text:span>выдержит<text:span text:style-name="T58">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text:soft-page-break/>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soft-page-break/>…</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oft-page-break/><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9">Я ПОНЯЛ, КТО ТЫ!!! КАК </text:span><text:span text:style-name="T70">ЖЕ </text:span><text:span text:style-name="T69">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oft-page-break/><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oft-page-break/><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7" text:note-class="footnote"><text:note-citation>17</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text:soft-page-break/></text:p>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text:soft-page-break/>–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text:soft-page-break/></text:p>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4">Я подозрительно посмотрел на Анакорна.</text:p>
      <text:p text:style-name="P103"><text:span text:style-name="T17">– </text:span><text:span text:style-name="T47">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3">…</text:p>
      <text:p text:style-name="P103">Факн щит<text:note text:id="ftn18" text:note-class="footnote"><text:note-citation>18</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text:soft-page-break/></text:p>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в качестве решения,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soft-page-break/>~~~</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text:soft-page-break/>–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text:soft-page-break/>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3T22:00:56.18</dc:date>
    <meta:editing-duration>P145DT16H23M19S</meta:editing-duration>
    <meta:editing-cycles>9146</meta:editing-cycles>
    <meta:generator>OpenOffice/4.1.1$Win32 OpenOffice.org_project/411m6$Build-9775</meta:generator>
    <meta:printed-by>макс </meta:printed-by>
    <meta:print-date>2017-08-23T21:51:29.95</meta:print-date>
    <meta:document-statistic meta:table-count="0" meta:image-count="0" meta:object-count="0" meta:page-count="230" meta:paragraph-count="4732" meta:word-count="104959" meta:character-count="667278"/>
    <dc:creator>макс </dc:creator>
  </office:meta>
</office:document-meta>
</file>